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90A000006348840A0B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9.999cm" svg:height="27.449cm" svg:x="1.19cm" svg:y="1.006cm">
          <draw:image xlink:href="Pictures/100000000000090A000006348840A0B1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ca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4-30T14:57:27.796000000</meta:creation-date>
    <dc:date>2025-04-30T15:16:37.216000000</dc:date>
    <meta:editing-duration>PT7M49S</meta:editing-duration>
    <meta:editing-cycles>1</meta:editing-cycles>
    <meta:document-statistic meta:object-count="1"/>
    <meta:generator>LibreOffice/24.8.5.2$Windows_X86_64 LibreOffice_project/fddf2685c70b461e7832239a0162a77216259f22</meta:generator>
  </office:meta>
</office:document-meta>
</file>